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B50000014D0EF8407543B923C8.png" manifest:media-type="image/png"/>
  <manifest:file-entry manifest:full-path="Pictures/1000020100000BB50000014D05DD584B71C48E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officeooo:paragraph-rsid="00201c01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officeooo:paragraph-rsid="00201c01" style:font-name-asian="Webdings" style:font-size-asian="10pt" style:font-name-complex="Webdings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officeooo:rsid="001d5d14" officeooo:paragraph-rsid="001d5d14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font-weight="bold" officeooo:rsid="001d5d14" officeooo:paragraph-rsid="00201c01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officeooo:rsid="001d5d14" officeooo:paragraph-rsid="0018046b" style:font-name-asian="Webdings" style:font-size-asian="16pt" style:font-name-complex="Webdings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officeooo:rsid="001d5d14" officeooo:paragraph-rsid="00201c01" style:font-name-asian="Webdings" style:font-size-asian="16pt" style:font-name-complex="Webdings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1d5d14" style:font-name-asian="Webdings" style:font-size-asian="9pt" style:font-name-complex="Webdings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201c01" style:font-name-asian="Webdings" style:font-size-asian="9pt" style:font-name-complex="Webdings" style:font-size-complex="9pt"/>
    </style:style>
    <style:style style:name="P11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1b83eb" style:font-name-asian="Webdings" style:font-size-asian="9pt" style:font-name-complex="Webdings" style:font-size-complex="9pt"/>
    </style:style>
    <style:style style:name="P12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201c01" style:font-name-asian="Webdings" style:font-size-asian="9pt" style:font-name-complex="Webdings" style:font-size-complex="9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14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d5d14" officeooo:paragraph-rsid="001d5d14" style:font-name-asian="Webdings" style:font-size-asian="7pt" style:font-name-complex="Webdings" style:font-size-complex="7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" fo:font-size="8pt" officeooo:paragraph-rsid="00201c01" style:font-size-asian="8pt" style:font-size-complex="8pt"/>
    </style:style>
    <style:style style:name="P16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201c01" officeooo:paragraph-rsid="00201c01" style:font-name-asian="Webdings" style:font-size-asian="7pt" style:font-name-complex="Webdings" style:font-size-complex="7pt"/>
    </style:style>
    <style:style style:name="P17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201c01" officeooo:paragraph-rsid="0020ffbc" style:font-name-asian="Webdings" style:font-size-asian="7pt" style:font-name-complex="Webdings" style:font-size-complex="7pt"/>
    </style:style>
    <style:style style:name="P18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d5d14" officeooo:paragraph-rsid="0020ffbc" style:font-name-asian="Webdings" style:font-size-asian="7pt" style:font-name-complex="Webdings" style:font-size-complex="7pt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" fo:font-size="9pt" officeooo:paragraph-rsid="00201c01" style:font-name-asian="Webdings" style:font-size-asian="9pt" style:font-name-complex="Webdings" style:font-size-complex="9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" fo:font-size="9pt" officeooo:paragraph-rsid="0020ffbc" style:font-name-asian="Webdings" style:font-size-asian="9pt" style:font-name-complex="Webdings" style:font-size-complex="9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8pt" officeooo:paragraph-rsid="0020ffbc" style:font-size-asian="8pt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3pt" fo:font-weight="bold" officeooo:rsid="001d5d14" officeooo:paragraph-rsid="0020ffbc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officeooo:paragraph-rsid="0020ffbc" style:font-name-asian="Webdings" style:font-size-asian="10pt" style:font-name-complex="Webdings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fo:font-weight="bold" officeooo:rsid="0020ffbc" officeooo:paragraph-rsid="0020ffbc" style:font-name-asian="Webdings" style:font-size-asian="10pt" style:font-weight-asian="bold" style:font-name-complex="Webdings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20ffbc" style:font-name-asian="Webdings" style:font-size-asian="9pt" style:font-name-complex="Webdings" style:font-size-complex="9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6pt" officeooo:rsid="001d5d14" officeooo:paragraph-rsid="0020ffbc" style:font-name-asian="Webdings" style:font-size-asian="16pt" style:font-name-complex="Webdings" style:font-size-complex="16pt"/>
    </style:style>
    <style:style style:name="P27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20ffbc" style:font-name-asian="Webdings" style:font-size-asian="9pt" style:font-name-complex="Webdings" style:font-size-complex="9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Arial" fo:font-size="8pt" officeooo:paragraph-rsid="0020ffbc" style:font-size-asian="8pt" style:font-size-complex="8pt"/>
    </style:style>
    <style:style style:name="P29" style:family="paragraph" style:parent-style-name="Standard">
      <style:paragraph-properties fo:text-align="center" style:justify-single-word="false" fo:padding-left="0.0201in" fo:padding-right="0.0201in" fo:padding-top="0.0799in" fo:padding-bottom="0.0799in" fo:border="0.99pt solid #ff0000" style:shadow="none" style:writing-mode="page"/>
      <style:text-properties fo:color="#ff0000" style:font-name="Arial" fo:font-size="10pt" fo:font-weight="bold" officeooo:rsid="0020ffbc" officeooo:paragraph-rsid="0020ffbc" style:font-name-asian="Webdings" style:font-size-asian="10pt" style:font-weight-asian="bold" style:font-name-complex="Webdings" style:font-size-complex="10pt" style:font-weight-complex="bold"/>
    </style:style>
    <style:style style:name="P30" style:family="paragraph" style:parent-style-name="Standard">
      <style:paragraph-properties fo:margin-top="0in" fo:margin-bottom="0.0598in" loext:contextual-spacing="false" fo:text-align="center" style:justify-single-word="false" fo:padding-left="0.0201in" fo:padding-right="0.0201in" fo:padding-top="0.0799in" fo:padding-bottom="0.0799in" fo:border="0.99pt solid #ff0000" style:shadow="none" style:writing-mode="page"/>
      <style:text-properties fo:color="#ff0000" style:font-name="Arial" fo:font-size="12pt" style:text-underline-style="none" fo:font-weight="bold" officeooo:rsid="0020ffbc" officeooo:paragraph-rsid="0020ffbc" style:font-name-asian="Webdings" style:font-size-asian="12pt" style:font-weight-asian="bold" style:font-name-complex="Webdings" style:font-size-complex="12pt" style:font-weight-complex="bold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</style:style>
    <style:style style:name="T1" style:family="text">
      <style:text-properties officeooo:rsid="00201c01"/>
    </style:style>
    <style:style style:name="T2" style:family="text">
      <style:text-properties officeooo:rsid="0020ffbc"/>
    </style:style>
    <style:style style:name="T3" style:family="text">
      <style:text-properties officeooo:rsid="0022e62d"/>
    </style:style>
    <style:style style:name="T4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31" svg:x1="0.1252in" svg:y1="3in" svg:x2="3.8752in" svg:y2="3in">
        <text:p/>
      </draw:line>
      <draw:frame text:anchor-type="page" text:anchor-page-number="1" draw:z-index="1" draw:style-name="gr2" draw:text-style-name="P32" svg:width="2.3961in" svg:height="0.5453in" draw:transform="rotate (-3.14159265358979) translate (3.19791666666667in 1.74513888888889in)">
        <draw:text-box>
          <text:p text:style-name="P31"><text:span text:style-name="T4">Iowa Scaled Engineering, LLC</text:span></text:p>
          <text:p text:style-name="P31"><text:span text:style-name="T4"/></text:p>
          <text:p text:style-name="P31"><text:span text:style-name="T4">http://iascaled.com/</text:span></text:p>
        </draw:text-box>
      </draw:frame>
      <draw:line text:anchor-type="page" text:anchor-page-number="2" draw:z-index="4" draw:style-name="gr1" draw:text-style-name="P31" svg:x1="0.1252in" svg:y1="3in" svg:x2="3.8752in" svg:y2="3in">
        <text:p/>
      </draw:line>
      <draw:frame text:anchor-type="page" text:anchor-page-number="2" draw:z-index="5" draw:style-name="gr2" draw:text-style-name="P32" svg:width="2.3961in" svg:height="0.5453in" draw:transform="rotate (-3.14159265358979) translate (3.19791666666667in 1.74513888888889in)">
        <draw:text-box>
          <text:p text:style-name="P31"><text:span text:style-name="T4">Iowa Scaled Engineering, LLC</text:span></text:p>
          <text:p text:style-name="P31"><text:span text:style-name="T4"/></text:p>
          <text:p text:style-name="P31"><text:span text:style-name="T4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05DD584B71C48E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Fast Clock Master</text:p>
      <text:p text:style-name="P3"/>
      <text:p text:style-name="P14">Fast clock featuring fast time ratios from 1:1 to 99:1, three configurable start times, 12 or 24 hour display formats, "Hold" mode, unlimited remote displays, and real or fast time modes. </text:p>
      <text:p text:style-name="P11"/>
      <text:p text:style-name="P9">Wireless Version</text:p>
      <text:p text:style-name="P9"/>
      <text:p text:style-name="P7">MRBW-FCM</text:p>
      <text:p text:style-name="P13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y="3.6in" svg:width="3in" svg:height="0.3299in" draw:z-index="3"><draw:image xlink:href="Pictures/1000020100000BB50000014D0EF8407543B923C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>Fast Clock <text:span text:style-name="T1">Secondary Display</text:span></text:p>
      <text:p text:style-name="P4"/>
      <text:p text:style-name="P16">Fast time display shows the current fast or real time in multiple strategic locations around the layout room, all automatically synchronized to the master clock.</text:p>
      <text:p text:style-name="P12"/>
      <text:p text:style-name="P10">Wireless Version</text:p>
      <text:p text:style-name="P10"/>
      <text:p text:style-name="P8">MRBW-FC<text:span text:style-name="T1">S</text:span></text:p>
      <text:p text:style-name="P19"/>
      <text:p text:style-name="P28"><draw:frame draw:style-name="fr1" draw:name="Image3" text:anchor-type="paragraph" svg:y="0.4in" svg:width="3in" svg:height="0.3299in" draw:z-index="6"><draw:image xlink:href="Pictures/1000020100000BB50000014D0EF8407543B923C8.png" xlink:type="simple" xlink:show="embed" xlink:actuate="onLoad"/></draw:frame></text:p>
      <text:p text:style-name="P21"/>
      <text:p text:style-name="P21"/>
      <text:p text:style-name="P21"/>
      <text:p text:style-name="P21"/>
      <text:p text:style-name="P22">Fast Clock Master</text:p>
      <text:p text:style-name="P23"/>
      <text:p text:style-name="P18">Fast clock featuring fast time ratios from 1:1 to 99:1, three configurable start times, 12 or 24 hour display formats, "Hold" mode, unlimited remote displays, and real or fast time modes. </text:p>
      <text:p text:style-name="P27"/>
      <text:p text:style-name="P25">Wireless Version <text:span text:style-name="T2">w/Extended-Range Radio</text:span></text:p>
      <text:p text:style-name="P25"/>
      <text:p text:style-name="P24">$<text:span text:style-name="T3">138</text:span></text:p>
      <text:p text:style-name="P25"/>
      <text:p text:style-name="P30">STL RPM SALE!</text:p>
      <text:p text:style-name="P29">Includes FREE face plate and power supply.</text:p>
      <text:p text:style-name="P25"/>
      <text:p text:style-name="P26">MRBW-FCM</text:p>
      <text:p text:style-name="P20"/>
      <text:p text:style-name="P28"><draw:frame draw:style-name="fr1" draw:name="Image4" text:anchor-type="paragraph" svg:y="0.4in" svg:width="3in" svg:height="0.3299in" draw:z-index="7"><draw:image xlink:href="Pictures/1000020100000BB50000014D0EF8407543B923C8.png" xlink:type="simple" xlink:show="embed" xlink:actuate="onLoad"/></draw:frame></text:p>
      <text:p text:style-name="P21"/>
      <text:p text:style-name="P21"/>
      <text:p text:style-name="P21"/>
      <text:p text:style-name="P21"/>
      <text:p text:style-name="P22">Fast Clock <text:span text:style-name="T1">Secondary Display</text:span></text:p>
      <text:p text:style-name="P23"/>
      <text:p text:style-name="P17">Fast time display shows the current fast or real time in multiple strategic locations around the layout room, all automatically synchronized to the master clock.</text:p>
      <text:p text:style-name="P27"/>
      <text:p text:style-name="P25">Wireless Version</text:p>
      <text:p text:style-name="P25"/>
      <text:p text:style-name="P24">$<text:span text:style-name="T3">75</text:span></text:p>
      <text:p text:style-name="P25"/>
      <text:p text:style-name="P30">STL RPM SALE!</text:p>
      <text:p text:style-name="P29">Includes FREE face plate and power supply.</text:p>
      <text:p text:style-name="P25"/>
      <text:p text:style-name="P26">MRBW-FC<text:span text:style-name="T1">S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5.3.3.2$Linux_X86_64 LibreOffice_project/30m0$Build-2</meta:generator>
    <dc:date>2017-06-16T11:55:10.738205047</dc:date>
    <meta:editing-duration>PT41M23S</meta:editing-duration>
    <meta:editing-cycles>21</meta:editing-cycles>
    <meta:printed-by>Michael Petersen</meta:printed-by>
    <meta:print-date>2013-04-28T09:34:21</meta:print-date>
    <meta:document-statistic meta:table-count="0" meta:image-count="4" meta:object-count="0" meta:page-count="4" meta:paragraph-count="22" meta:word-count="162" meta:character-count="1024" meta:non-whitespace-character-count="882"/>
  </office:meta>
</office:document-meta>
</file>